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3e2" officeooo:paragraph-rsid="000e3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Bronchart</meta:initial-creator>
    <meta:creation-date>2017-09-04T18:29:39.299000000</meta:creation-date>
    <dc:date>2017-09-04T18:30:07.373000000</dc:date>
    <dc:creator>Philippe Bronchart</dc:creator>
    <meta:editing-duration>PT28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5.3.2.2$Windows_X86_64 LibreOffice_project/6cd4f1ef626f15116896b1d8e1398b56da0d0ee1</meta:generator>
  </office:meta>
</office:document-meta>
</file>